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NewRomacournPSMT" svg:font-family="TimesNewRomacournPSMT"/>
    <style:font-face style:name="TimesNewRoman" svg:font-family="TimesNewRoman" style:font-family-generic="roman"/>
    <style:font-face style:name="TimesNewRomanPSMT" svg:font-family="TimesNewRomanPSMT" style:font-family-generic="roman"/>
    <style:font-face style:name="Helvetica" svg:font-family="Helvetica" style:font-family-generic="swiss"/>
    <style:font-face style:name="Lucida Sans1" svg:font-family="'Lucida Sans'"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fo:line-height="100%" fo:text-indent="0cm" style:auto-text-indent="false" style:text-autospace="none">
        <style:tab-stops>
          <style:tab-stop style:position="0.988cm"/>
        </style:tab-stops>
      </style:paragraph-properties>
      <style:text-properties fo:font-size="14pt" style:font-size-asian="14pt" style:font-size-complex="14pt"/>
    </style:style>
    <style:style style:name="P2" style:family="paragraph" style:parent-style-name="Standard">
      <style:paragraph-properties fo:margin-left="0.101cm" fo:margin-right="0cm" fo:margin-top="0cm" fo:margin-bottom="0cm" fo:line-height="100%" fo:text-align="center" style:justify-single-word="false" fo:text-indent="0cm" style:auto-text-indent="false" style:text-autospace="none">
        <style:tab-stops>
          <style:tab-stop style:position="0.988cm"/>
        </style:tab-stops>
      </style:paragraph-properties>
      <style:text-properties style:use-window-font-color="true" style:font-name="TimesNewRomanPSMT" fo:font-size="18pt" fo:font-weight="bold" style:font-name-asian="TimesNewRomanPSMT" style:font-size-asian="18pt" style:font-weight-asian="bold" style:font-name-complex="TimesNewRomanPSMT" style:font-size-complex="18pt" style:font-weight-complex="bold"/>
    </style:style>
    <style:style style:name="P3" style:family="paragraph" style:parent-style-name="Standard">
      <style:paragraph-properties fo:margin-left="0.101cm" fo:margin-right="0cm" fo:margin-top="0cm" fo:margin-bottom="0cm" fo:line-height="100%" fo:text-indent="0cm" style:auto-text-indent="false" style:text-autospace="none">
        <style:tab-stops>
          <style:tab-stop style:position="0.988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4" style:family="paragraph" style:parent-style-name="Standard">
      <style:paragraph-properties fo:margin-left="0.101cm" fo:margin-right="0cm" fo:margin-top="0cm" fo:margin-bottom="0cm" fo:line-height="100%" fo:text-indent="0cm" style:auto-text-indent="false" style:text-autospace="none">
        <style:tab-stops>
          <style:tab-stop style:position="0.988cm"/>
        </style:tab-stops>
      </style:paragraph-properties>
      <style:text-properties style:use-window-font-color="true"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5" style:family="paragraph" style:parent-style-name="Standard">
      <style:paragraph-properties fo:margin-left="0.101cm" fo:margin-right="0cm" fo:margin-top="0cm" fo:margin-bottom="0cm" fo:line-height="100%" fo:text-indent="0cm" style:auto-text-indent="false" style:text-autospace="none">
        <style:tab-stops>
          <style:tab-stop style:position="0.988cm"/>
        </style:tab-stops>
      </style:paragraph-properties>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P6" style:family="paragraph" style:parent-style-name="Standard">
      <style:paragraph-properties fo:margin-left="0.101cm" fo:margin-right="0cm" fo:margin-top="0cm" fo:margin-bottom="0cm" fo:line-height="100%" fo:text-indent="0cm" style:auto-text-indent="false" style:text-autospace="none">
        <style:tab-stops>
          <style:tab-stop style:position="0.988cm"/>
        </style:tab-stops>
      </style:paragraph-properties>
      <style:text-properties style:use-window-font-color="true" style:font-name="TimesNewRomanPSMT" fo:font-size="14pt" fo:font-weight="bold" style:font-name-asian="TimesNewRomanPSMT" style:font-size-asian="14pt" style:font-weight-asian="bold" style:font-name-complex="TimesNewRomanPSMT" style:font-size-complex="14pt" style:font-weight-complex="bold"/>
    </style:style>
    <style:style style:name="P7" style:family="paragraph" style:parent-style-name="Standard">
      <style:paragraph-properties fo:margin-left="0.101cm" fo:margin-right="0cm" fo:margin-top="0cm" fo:margin-bottom="0cm" fo:line-height="100%" fo:text-indent="0cm" style:auto-text-indent="false" style:text-autospace="none">
        <style:tab-stops>
          <style:tab-stop style:position="0.988cm"/>
        </style:tab-stops>
      </style:paragraph-properties>
      <style:text-properties style:use-window-font-color="true" style:font-name="TimesNewRomanPSMT"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8" style:family="paragraph" style:parent-style-name="Standard">
      <style:paragraph-properties fo:margin-left="0.101cm" fo:margin-right="0cm" fo:margin-top="0cm" fo:margin-bottom="0cm" fo:line-height="100%" fo:text-indent="0cm" style:auto-text-indent="false" style:text-autospace="none">
        <style:tab-stops>
          <style:tab-stop style:position="0.988cm"/>
        </style:tab-stops>
      </style:paragraph-properties>
      <style:text-properties style:use-window-font-color="true" style:font-name="TimesNewRomanPSMT" fo:font-size="14pt" fo:font-style="normal" style:text-underline-style="none" fo:font-weight="bold" style:font-name-asian="TimesNewRomanPSMT" style:font-size-asian="14pt" style:font-style-asian="normal" style:font-weight-asian="bold" style:font-name-complex="TimesNewRomanPSMT" style:font-size-complex="14pt" style:font-style-complex="normal" style:font-weight-complex="bold"/>
    </style:style>
    <style:style style:name="P9" style:family="paragraph" style:parent-style-name="Standard">
      <style:paragraph-properties fo:margin-left="0.101cm" fo:margin-right="0cm" fo:margin-top="0cm" fo:margin-bottom="0cm" fo:line-height="100%" fo:text-indent="0cm" style:auto-text-indent="false" style:text-autospace="none">
        <style:tab-stops>
          <style:tab-stop style:position="0.988cm"/>
        </style:tab-stops>
      </style:paragraph-properties>
      <style:text-properties style:use-window-font-color="true" style:font-name="TimesNewRomanPSMT" fo:font-size="16pt" fo:font-weight="bold" style:font-name-asian="TimesNewRomanPSMT" style:font-size-asian="16pt" style:font-weight-asian="bold" style:font-name-complex="TimesNewRomanPSMT" style:font-size-complex="16pt" style:font-weight-complex="bold"/>
    </style:style>
    <style:style style:name="P10" style:family="paragraph" style:parent-style-name="Standard">
      <style:paragraph-properties fo:margin-left="0.101cm" fo:margin-right="0cm" fo:margin-top="0cm" fo:margin-bottom="0cm" fo:line-height="100%" fo:text-indent="0cm" style:auto-text-indent="false" style:text-autospace="none">
        <style:tab-stops>
          <style:tab-stop style:position="0.988cm"/>
        </style:tab-stops>
      </style:paragraph-properties>
      <style:text-properties style:use-window-font-color="true" style:font-name="TimesNewRomanPSMT" fo:font-size="16pt" fo:font-style="normal" style:text-underline-style="none" fo:font-weight="bold" style:font-name-asian="TimesNewRomanPSMT" style:font-size-asian="16pt" style:font-style-asian="normal" style:font-weight-asian="bold" style:font-name-complex="TimesNewRomanPSMT" style:font-size-complex="16pt" style:font-style-complex="normal" style:font-weight-complex="bold"/>
    </style:style>
    <style:style style:name="P11" style:family="paragraph" style:parent-style-name="Standard">
      <style:paragraph-properties fo:margin-left="0.101cm" fo:margin-right="0cm" fo:margin-top="0cm" fo:margin-bottom="0cm" fo:line-height="100%" fo:text-indent="0cm" style:auto-text-indent="false">
        <style:tab-stops>
          <style:tab-stop style:position="0.988cm"/>
        </style:tab-stops>
      </style:paragraph-properties>
    </style:style>
    <style:style style:name="P12" style:family="paragraph" style:parent-style-name="Standard">
      <style:paragraph-properties fo:margin-left="0.101cm" fo:margin-right="0cm" fo:margin-top="0cm" fo:margin-bottom="0cm" fo:line-height="100%" fo:text-indent="0cm" style:auto-text-indent="false" style:text-autospace="none">
        <style:tab-stops>
          <style:tab-stop style:position="0.988cm"/>
        </style:tab-stops>
      </style:paragraph-properties>
    </style:style>
    <style:style style:name="P13" style:family="paragraph" style:parent-style-name="Standard">
      <style:paragraph-properties fo:margin-left="0.101cm" fo:margin-right="0cm" fo:margin-top="0cm" fo:margin-bottom="0cm" fo:line-height="100%" fo:text-align="center" style:justify-single-word="false" fo:text-indent="0cm" style:auto-text-indent="false" style:text-autospace="none">
        <style:tab-stops>
          <style:tab-stop style:position="0.988cm"/>
        </style:tab-stops>
      </style:paragraph-properties>
      <style:text-properties fo:color="#282a20" style:font-name="Helvetica" fo:font-size="12pt" fo:font-style="normal" style:text-underline-style="none" fo:font-weight="normal" style:font-name-asian="Helvetica" style:font-size-asian="12pt" style:font-style-asian="normal" style:font-weight-asian="normal" style:font-name-complex="Helvetica" style:font-size-complex="12pt" style:font-style-complex="normal" style:font-weight-complex="normal"/>
    </style:style>
    <style:style style:name="P14" style:family="paragraph" style:parent-style-name="Standard">
      <style:paragraph-properties fo:margin-left="0.101cm" fo:margin-right="0cm" fo:margin-top="0cm" fo:margin-bottom="0cm" fo:line-height="100%" fo:text-indent="0cm" style:auto-text-indent="false" style:text-autospace="none">
        <style:tab-stops>
          <style:tab-stop style:position="0.988cm"/>
        </style:tab-stops>
      </style:paragraph-properties>
      <style:text-properties fo:color="#282a20" style:font-name="Helvetica" fo:font-size="12pt" fo:font-style="normal" style:text-underline-style="none" fo:font-weight="normal" style:font-name-asian="Helvetica" style:font-size-asian="12pt" style:font-style-asian="normal" style:font-weight-asian="normal" style:font-name-complex="Helvetica" style:font-size-complex="12pt" style:font-style-complex="normal" style:font-weight-complex="normal"/>
    </style:style>
    <style:style style:name="P15" style:family="paragraph" style:parent-style-name="Standard">
      <style:paragraph-properties fo:margin-left="0.101cm" fo:margin-right="0cm" fo:margin-top="0cm" fo:margin-bottom="0cm" fo:line-height="100%" fo:text-indent="0cm" style:auto-text-indent="false" style:text-autospace="none">
        <style:tab-stops>
          <style:tab-stop style:position="0.988cm"/>
        </style:tab-stops>
      </style:paragraph-properties>
      <style:text-properties fo:color="#282a20" style:font-name="Helvetica" fo:font-size="14pt" fo:font-style="normal" style:text-underline-style="none" fo:font-weight="bold" style:font-name-asian="Helvetica" style:font-size-asian="14pt" style:font-style-asian="normal" style:font-weight-asian="bold" style:font-name-complex="Helvetica" style:font-size-complex="14pt" style:font-style-complex="normal" style:font-weight-complex="bold"/>
    </style:style>
    <style:style style:name="P16" style:family="paragraph" style:parent-style-name="Standard">
      <style:paragraph-properties fo:margin-left="0.101cm" fo:margin-right="0cm" fo:margin-top="0cm" fo:margin-bottom="0cm" fo:line-height="100%" fo:text-indent="0cm" style:auto-text-indent="false" style:text-autospace="none">
        <style:tab-stops>
          <style:tab-stop style:position="0.988cm"/>
        </style:tab-stops>
      </style:paragraph-properties>
      <style:text-properties fo:color="#282a20" style:font-name="Helvetica" fo:font-size="10pt"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style>
    <style:style style:name="P17" style:family="paragraph" style:parent-style-name="Standard">
      <style:paragraph-properties fo:margin-left="0.101cm" fo:margin-right="0cm" fo:margin-top="0cm" fo:margin-bottom="0cm" fo:line-height="100%" fo:text-indent="0cm" style:auto-text-indent="false" style:shadow="none" style:text-autospace="none">
        <style:tab-stops>
          <style:tab-stop style:position="0.988cm"/>
        </style:tab-stops>
      </style:paragraph-properties>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P18" style:family="paragraph" style:parent-style-name="Standard">
      <style:paragraph-properties fo:margin-left="0.101cm" fo:margin-right="0cm" fo:margin-top="0cm" fo:margin-bottom="0cm" fo:line-height="100%" fo:text-align="center" style:justify-single-word="false" fo:text-indent="0cm" style:auto-text-indent="false" fo:break-before="page" style:text-autospace="none">
        <style:tab-stops>
          <style:tab-stop style:position="0.988cm"/>
        </style:tab-stops>
      </style:paragraph-properties>
      <style:text-properties fo:color="#282a20" style:font-name="Helvetica" fo:font-size="16pt"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style>
    <style:style style:name="P19" style:family="paragraph" style:parent-style-name="Standard">
      <style:paragraph-properties fo:margin-left="0.101cm" fo:margin-right="0cm" fo:margin-top="0cm" fo:margin-bottom="0.101cm" fo:line-height="100%" fo:text-indent="0cm" style:auto-text-indent="false" style:text-autospace="none">
        <style:tab-stops>
          <style:tab-stop style:position="0.988cm"/>
        </style:tab-stops>
      </style:paragraph-properties>
      <style:text-properties style:use-window-font-color="true" style:font-name="TimesNewRomanPSMT"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20" style:family="paragraph" style:parent-style-name="Standard" style:list-style-name="L1">
      <style:paragraph-properties fo:margin-left="0.101cm" fo:margin-right="0cm" fo:margin-top="0cm" fo:margin-bottom="0cm" fo:line-height="100%" fo:text-align="start" style:justify-single-word="false" fo:text-indent="0cm" style:auto-text-indent="false" style:text-autospace="none">
        <style:tab-stops>
          <style:tab-stop style:position="0.988cm"/>
        </style:tab-stops>
      </style:paragraph-properties>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P21" style:family="paragraph" style:parent-style-name="Standard">
      <style:paragraph-properties fo:margin-left="0.101cm" fo:margin-right="0cm" fo:margin-top="0cm" fo:margin-bottom="0cm" fo:line-height="100%" fo:text-indent="0cm" style:auto-text-indent="false" style:text-autospace="none">
        <style:tab-stops>
          <style:tab-stop style:position="0.988cm"/>
        </style:tab-stops>
      </style:paragraph-properties>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P22" style:family="paragraph" style:parent-style-name="Standard">
      <style:paragraph-properties fo:margin-left="0.101cm" fo:margin-right="0cm" fo:margin-top="0cm" fo:margin-bottom="0cm" fo:line-height="100%" fo:text-indent="0cm" style:auto-text-indent="false" style:text-autospace="none">
        <style:tab-stops>
          <style:tab-stop style:position="0.988cm"/>
        </style:tab-stops>
      </style:paragraph-properties>
      <style:text-properties style:use-window-font-color="true" style:font-name="TimesNewRomanPSMT" fo:font-size="14pt" fo:font-weight="bold" style:font-name-asian="TimesNewRomanPSMT" style:font-size-asian="14pt" style:font-weight-asian="bold" style:font-name-complex="TimesNewRomanPSMT" style:font-size-complex="14pt" style:font-weight-complex="bold"/>
    </style:style>
    <style:style style:name="P23" style:family="paragraph" style:parent-style-name="Standard">
      <style:paragraph-properties fo:margin-left="0.101cm" fo:margin-right="0cm" fo:margin-top="0cm" fo:margin-bottom="0cm" fo:line-height="100%" fo:text-indent="0cm" style:auto-text-indent="false" style:text-autospace="none">
        <style:tab-stops>
          <style:tab-stop style:position="0.988cm"/>
        </style:tab-stops>
      </style:paragraph-properties>
      <style:text-properties style:use-window-font-color="true" style:font-name="TimesNewRomanPSMT"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24" style:family="paragraph" style:parent-style-name="Standard">
      <style:paragraph-properties fo:margin-left="0.101cm" fo:margin-right="0cm" fo:margin-top="0cm" fo:margin-bottom="0cm" fo:line-height="100%" fo:text-indent="0cm" style:auto-text-indent="false" style:text-autospace="none">
        <style:tab-stops>
          <style:tab-stop style:position="0.988cm"/>
        </style:tab-stops>
      </style:paragraph-properties>
      <style:text-properties style:use-window-font-color="true" style:font-name="TimesNewRomanPSMT" fo:font-size="16pt" fo:font-weight="bold" style:font-name-asian="TimesNewRomanPSMT" style:font-size-asian="16pt" style:font-weight-asian="bold" style:font-name-complex="TimesNewRomanPSMT" style:font-size-complex="16pt" style:font-weight-complex="bold"/>
    </style:style>
    <style:style style:name="P25" style:family="paragraph" style:parent-style-name="Standard">
      <style:paragraph-properties fo:margin-left="0.101cm" fo:margin-right="0cm" fo:margin-top="0cm" fo:margin-bottom="0cm" fo:line-height="100%" fo:text-indent="0cm" style:auto-text-indent="false" style:text-autospace="none">
        <style:tab-stops>
          <style:tab-stop style:position="0.988cm"/>
        </style:tab-stops>
      </style:paragraph-properties>
      <style:text-properties style:use-window-font-color="true" style:font-name="TimesNewRomanPSMT" fo:font-size="16pt" fo:font-style="normal" fo:font-weight="bold" style:font-name-asian="TimesNewRomanPSMT" style:font-size-asian="16pt" style:font-style-asian="normal" style:font-weight-asian="bold" style:font-name-complex="TimesNewRomanPSMT" style:font-size-complex="16pt" style:font-style-complex="normal" style:font-weight-complex="bold"/>
    </style:style>
    <style:style style:name="P26" style:family="paragraph" style:parent-style-name="Standard">
      <style:paragraph-properties fo:margin-left="0.101cm" fo:margin-right="0cm" fo:margin-top="0cm" fo:margin-bottom="0cm" fo:line-height="100%" fo:text-indent="0cm" style:auto-text-indent="false" style:text-autospace="none">
        <style:tab-stops>
          <style:tab-stop style:position="0.988cm"/>
        </style:tab-stops>
      </style:paragraph-properties>
      <style:text-properties style:use-window-font-color="true" style:font-name="TimesNewRomanPSMT" fo:font-size="16pt" fo:font-style="normal" style:text-underline-style="none" fo:font-weight="bold" style:font-name-asian="TimesNewRomanPSMT" style:font-size-asian="16pt" style:font-style-asian="normal" style:font-weight-asian="bold" style:font-name-complex="TimesNewRomanPSMT" style:font-size-complex="16pt" style:font-style-complex="normal" style:font-weight-complex="bold"/>
    </style:style>
    <style:style style:name="P27" style:family="paragraph" style:parent-style-name="Standard" style:list-style-name="L2">
      <style:paragraph-properties fo:margin-top="0cm" fo:margin-bottom="0.101cm" fo:line-height="100%" style:text-autospace="none">
        <style:tab-stops>
          <style:tab-stop style:position="0.988cm"/>
        </style:tab-stops>
      </style:paragraph-properties>
      <style:text-properties fo:font-size="14pt" style:font-size-asian="14pt" style:font-size-complex="14pt"/>
    </style:style>
    <style:style style:name="P28" style:family="paragraph" style:parent-style-name="Standard" style:list-style-name="L5">
      <style:paragraph-properties fo:margin-top="0cm" fo:margin-bottom="0.101cm" fo:line-height="100%" style:text-autospace="none">
        <style:tab-stops>
          <style:tab-stop style:position="0.988cm"/>
        </style:tab-stops>
      </style:paragraph-properties>
      <style:text-properties fo:font-size="14pt" style:font-size-asian="14pt" style:font-size-complex="14pt"/>
    </style:style>
    <style:style style:name="P29" style:family="paragraph" style:parent-style-name="Standard" style:list-style-name="L6">
      <style:paragraph-properties fo:margin-top="0cm" fo:margin-bottom="0.101cm" fo:line-height="100%" style:text-autospace="none">
        <style:tab-stops>
          <style:tab-stop style:position="0.988cm"/>
        </style:tab-stops>
      </style:paragraph-properties>
      <style:text-properties fo:font-size="14pt" style:font-size-asian="14pt" style:font-size-complex="14pt"/>
    </style:style>
    <style:style style:name="P30" style:family="paragraph" style:parent-style-name="Standard" style:list-style-name="L7">
      <style:paragraph-properties fo:margin-top="0cm" fo:margin-bottom="0.101cm" fo:line-height="100%" style:text-autospace="none">
        <style:tab-stops>
          <style:tab-stop style:position="0.988cm"/>
        </style:tab-stops>
      </style:paragraph-properties>
      <style:text-properties fo:font-size="14pt" style:font-size-asian="14pt" style:font-size-complex="14pt"/>
    </style:style>
    <style:style style:name="P31" style:family="paragraph" style:parent-style-name="Standard" style:list-style-name="L6">
      <style:paragraph-properties fo:margin-top="0cm" fo:margin-bottom="0.101cm" fo:line-height="100%" style:text-autospace="none">
        <style:tab-stops>
          <style:tab-stop style:position="0.988cm"/>
        </style:tab-stops>
      </style:paragraph-properties>
      <style:text-properties fo:font-size="14pt" fo:font-weight="normal" style:font-size-asian="14pt" style:font-weight-asian="normal" style:font-size-complex="14pt" style:font-weight-complex="normal"/>
    </style:style>
    <style:style style:name="P32" style:family="paragraph" style:parent-style-name="Standard" style:list-style-name="L2">
      <style:paragraph-properties fo:margin-top="0cm" fo:margin-bottom="0.101cm" fo:line-height="100%" style:text-autospace="none">
        <style:tab-stops>
          <style:tab-stop style:position="0.988cm"/>
        </style:tab-stops>
      </style:paragraph-properties>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P33" style:family="paragraph" style:parent-style-name="Standard" style:list-style-name="L2">
      <style:paragraph-properties fo:margin-top="0cm" fo:margin-bottom="0.101cm" fo:line-height="100%" style:text-autospace="none">
        <style:tab-stops>
          <style:tab-stop style:position="0.988cm"/>
        </style:tab-stops>
      </style:paragraph-properties>
      <style:text-properties style:use-window-font-color="true" style:font-name="TimesNewRomanPSMT" fo:font-size="14pt"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34" style:family="paragraph" style:parent-style-name="Standard" style:list-style-name="L4">
      <style:paragraph-properties fo:margin-top="0cm" fo:margin-bottom="0.101cm" fo:line-height="100%" style:text-autospace="none">
        <style:tab-stops>
          <style:tab-stop style:position="0.988cm"/>
        </style:tab-stops>
      </style:paragraph-properties>
      <style:text-properties style:use-window-font-color="true" style:font-name="TimesNewRomanPSMT" fo:font-size="14pt"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35" style:family="paragraph" style:parent-style-name="Standard" style:list-style-name="L2">
      <style:paragraph-properties fo:margin-top="0cm" fo:margin-bottom="0cm" fo:line-height="100%" style:text-autospace="none">
        <style:tab-stops>
          <style:tab-stop style:position="0.988cm"/>
        </style:tab-stops>
      </style:paragraph-properties>
      <style:text-properties fo:font-size="14pt" style:font-size-asian="14pt" style:font-size-complex="14pt"/>
    </style:style>
    <style:style style:name="P36" style:family="paragraph" style:parent-style-name="Standard" style:list-style-name="L4">
      <style:paragraph-properties fo:margin-top="0cm" fo:margin-bottom="0cm" fo:line-height="100%" style:text-autospace="none">
        <style:tab-stops>
          <style:tab-stop style:position="0.988cm"/>
        </style:tab-stops>
      </style:paragraph-properties>
      <style:text-properties fo:font-size="14pt" style:font-size-asian="14pt" style:font-size-complex="14pt"/>
    </style:style>
    <style:style style:name="P37" style:family="paragraph" style:parent-style-name="Standard" style:list-style-name="L5">
      <style:paragraph-properties fo:margin-top="0cm" fo:margin-bottom="0cm" fo:line-height="100%" style:text-autospace="none">
        <style:tab-stops>
          <style:tab-stop style:position="0.988cm"/>
        </style:tab-stops>
      </style:paragraph-properties>
      <style:text-properties fo:font-size="14pt" style:font-size-asian="14pt" style:font-size-complex="14pt"/>
    </style:style>
    <style:style style:name="P38" style:family="paragraph" style:parent-style-name="Standard" style:list-style-name="L2">
      <style:paragraph-properties fo:margin-top="0cm" fo:margin-bottom="0cm" fo:line-height="100%" style:text-autospace="none">
        <style:tab-stops>
          <style:tab-stop style:position="0.988cm"/>
        </style:tab-stops>
      </style:paragraph-properties>
      <style:text-properties style:use-window-font-color="true" style:font-name="TimesNewRomanPSMT" fo:font-size="14pt"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39" style:family="paragraph" style:parent-style-name="Standard" style:list-style-name="L4">
      <style:paragraph-properties fo:margin-top="0cm" fo:margin-bottom="0cm" fo:line-height="100%" style:text-autospace="none">
        <style:tab-stops>
          <style:tab-stop style:position="0.988cm"/>
        </style:tab-stops>
      </style:paragraph-properties>
      <style:text-properties style:use-window-font-color="true" style:font-name="TimesNewRomanPSMT" fo:font-size="14pt"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40" style:family="paragraph" style:parent-style-name="Standard" style:list-style-name="L7">
      <style:paragraph-properties fo:margin-top="0cm" fo:margin-bottom="0cm" fo:line-height="100%" style:text-autospace="none">
        <style:tab-stops>
          <style:tab-stop style:position="0.988cm"/>
        </style:tab-stops>
      </style:paragraph-properties>
      <style:text-properties style:use-window-font-color="true" style:font-name="TimesNewRomanPSMT"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41" style:family="paragraph" style:parent-style-name="Standard" style:list-style-name="L2">
      <style:paragraph-properties fo:margin-left="2.501cm" fo:margin-right="0cm" fo:margin-top="0cm" fo:margin-bottom="0cm" fo:line-height="100%" fo:text-indent="-0.635cm" style:auto-text-indent="false" style:text-autospace="none">
        <style:tab-stops>
          <style:tab-stop style:position="0.988cm"/>
        </style:tab-stops>
      </style:paragraph-properties>
      <style:text-properties fo:font-size="14pt" style:font-size-asian="14pt" style:font-size-complex="14pt"/>
    </style:style>
    <style:style style:name="P42" style:family="paragraph" style:parent-style-name="Standard" style:list-style-name="L5">
      <style:paragraph-properties fo:margin-left="2.501cm" fo:margin-right="0cm" fo:margin-top="0cm" fo:margin-bottom="0cm" fo:line-height="100%" fo:text-indent="-0.635cm" style:auto-text-indent="false" style:text-autospace="none">
        <style:tab-stops>
          <style:tab-stop style:position="0.988cm"/>
        </style:tab-stops>
      </style:paragraph-properties>
      <style:text-properties fo:font-size="14pt" style:font-size-asian="14pt" style:font-size-complex="14pt"/>
    </style:style>
    <style:style style:name="P43" style:family="paragraph" style:parent-style-name="Standard" style:list-style-name="L3">
      <style:paragraph-properties fo:margin-left="2.501cm" fo:margin-right="0cm" fo:margin-top="0cm" fo:margin-bottom="0cm" fo:line-height="100%" fo:text-indent="-0.635cm" style:auto-text-indent="false" style:text-autospace="none">
        <style:tab-stops>
          <style:tab-stop style:position="0.988cm"/>
        </style:tab-stops>
      </style:paragraph-properties>
      <style:text-properties style:use-window-font-color="true" style:font-name="TimesNewRomanPSMT" fo:font-size="14pt"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44" style:family="paragraph" style:parent-style-name="Standard" style:list-style-name="L4">
      <style:paragraph-properties fo:margin-left="2.501cm" fo:margin-right="0cm" fo:margin-top="0cm" fo:margin-bottom="0cm" fo:line-height="100%" fo:text-indent="-0.635cm" style:auto-text-indent="false" style:text-autospace="none">
        <style:tab-stops>
          <style:tab-stop style:position="0.988cm"/>
        </style:tab-stops>
      </style:paragraph-properties>
      <style:text-properties style:use-window-font-color="true" style:font-name="TimesNewRomanPSMT" fo:font-size="14pt"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45" style:family="paragraph" style:parent-style-name="Standard" style:list-style-name="L5">
      <style:paragraph-properties fo:margin-left="2.501cm" fo:margin-right="0cm" fo:margin-top="0cm" fo:margin-bottom="0cm" fo:line-height="100%" fo:text-indent="-0.635cm" style:auto-text-indent="false" style:text-autospace="none">
        <style:tab-stops>
          <style:tab-stop style:position="0.988cm"/>
        </style:tab-stops>
      </style:paragraph-properties>
      <style:text-properties style:use-window-font-color="true" style:font-name="TimesNewRomanPSMT"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46" style:family="paragraph" style:parent-style-name="Standard" style:list-style-name="L2">
      <style:paragraph-properties fo:margin-left="2.501cm" fo:margin-right="0cm" fo:margin-top="0cm" fo:margin-bottom="0.101cm" fo:line-height="100%" fo:text-indent="-0.635cm" style:auto-text-indent="false" style:text-autospace="none">
        <style:tab-stops>
          <style:tab-stop style:position="0.988cm"/>
        </style:tab-stops>
      </style:paragraph-properties>
      <style:text-properties fo:font-size="14pt" style:font-size-asian="14pt" style:font-size-complex="14pt"/>
    </style:style>
    <style:style style:name="P47" style:family="paragraph" style:parent-style-name="Standard" style:list-style-name="L5">
      <style:paragraph-properties fo:margin-left="2.501cm" fo:margin-right="0cm" fo:margin-top="0cm" fo:margin-bottom="0.101cm" fo:line-height="100%" fo:text-indent="-0.635cm" style:auto-text-indent="false" style:text-autospace="none">
        <style:tab-stops>
          <style:tab-stop style:position="0.988cm"/>
        </style:tab-stops>
      </style:paragraph-properties>
      <style:text-properties fo:font-size="14pt" style:font-size-asian="14pt" style:font-size-complex="14pt"/>
    </style:style>
    <style:style style:name="P48" style:family="paragraph" style:parent-style-name="Standard" style:list-style-name="L4">
      <style:paragraph-properties fo:margin-left="2.501cm" fo:margin-right="0cm" fo:margin-top="0cm" fo:margin-bottom="0.101cm" fo:line-height="100%" fo:text-indent="-0.635cm" style:auto-text-indent="false" style:text-autospace="none">
        <style:tab-stops>
          <style:tab-stop style:position="0.988cm"/>
        </style:tab-stops>
      </style:paragraph-properties>
      <style:text-properties style:use-window-font-color="true" style:font-name="TimesNewRomanPSMT" fo:font-size="14pt" fo:font-style="normal"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P49" style:family="paragraph" style:parent-style-name="Standard">
      <style:paragraph-properties fo:margin-left="0cm" fo:margin-right="0cm" fo:margin-top="0cm" fo:margin-bottom="0cm" fo:line-height="100%" fo:text-indent="0cm" style:auto-text-indent="false" style:text-autospace="none">
        <style:tab-stops>
          <style:tab-stop style:position="0.988cm"/>
        </style:tab-stops>
      </style:paragraph-properties>
      <style:text-properties style:use-window-font-color="true" style:font-name="TimesNewRomanPSMT" fo:font-size="14pt" fo:font-weight="normal" style:font-name-asian="TimesNewRomanPSMT" style:font-size-asian="14pt" style:font-weight-asian="normal" style:font-name-complex="TimesNewRomanPSMT" style:font-size-complex="14pt" style:font-weight-complex="normal"/>
    </style:style>
    <style:style style:name="T1" style:family="text">
      <style:text-properties style:use-window-font-color="true"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2" style:family="text">
      <style:text-properties style:use-window-font-color="true" style:font-name="TimesNewRomanPSMT" fo:font-weight="normal" style:font-name-asian="TimesNewRomanPSMT" style:font-weight-asian="normal" style:font-name-complex="TimesNewRomanPSMT" style:font-weight-complex="normal"/>
    </style:style>
    <style:style style:name="T3" style:family="text">
      <style:text-properties style:use-window-font-color="true" style:font-name="TimesNewRomanPSMT" fo:font-style="italic" fo:font-weight="normal" style:font-name-asian="TimesNewRomanPSMT" style:font-style-asian="italic" style:font-weight-asian="normal" style:font-name-complex="TimesNewRomanPSMT" style:font-style-complex="italic" style:font-weight-complex="normal"/>
    </style:style>
    <style:style style:name="T4" style:family="text">
      <style:text-properties style:use-window-font-color="true" style:font-name="TimesNewRomanPSMT" fo:font-style="italic" style:text-underline-style="none" fo:font-weight="normal" style:font-name-asian="TimesNewRomanPSMT" style:font-style-asian="italic" style:font-weight-asian="normal" style:font-name-complex="TimesNewRomanPSMT" style:font-style-complex="italic" style:font-weight-complex="normal"/>
    </style:style>
    <style:style style:name="T5" style:family="text">
      <style:text-properties style:use-window-font-color="true" style:font-name="TimesNewRomanPSMT" fo:font-style="normal" fo:font-weight="normal" style:font-name-asian="TimesNewRomanPSMT" style:font-style-asian="normal" style:font-weight-asian="normal" style:font-name-complex="TimesNewRomanPSMT" style:font-style-complex="normal" style:font-weight-complex="normal"/>
    </style:style>
    <style:style style:name="T6" style:family="text">
      <style:text-properties style:use-window-font-color="true" style:font-name="TimesNewRomanPSMT" fo:font-style="normal" style:text-underline-style="none" fo:font-weight="normal" style:font-name-asian="TimesNewRomanPSMT" style:font-style-asian="normal" style:font-weight-asian="normal" style:font-name-complex="TimesNewRomanPSMT" style:font-style-complex="normal" style:font-weight-complex="normal"/>
    </style:style>
    <style:style style:name="T7" style:family="text">
      <style:text-properties style:use-window-font-color="true" style:font-name="TimesNewRomanPSMT" fo:font-style="normal" style:text-underline-style="none" fo:font-weight="bold" style:font-name-asian="TimesNewRomanPSMT" style:font-style-asian="normal" style:font-weight-asian="bold" style:font-name-complex="TimesNewRomanPSMT" style:font-style-complex="normal" style:font-weight-complex="bold"/>
    </style:style>
    <style:style style:name="T8" style:family="text">
      <style:text-properties style:use-window-font-color="true" style:font-name="TimesNewRomanPSMT" fo:font-style="normal" style:text-underline-style="none" style:font-name-asian="TimesNewRomanPSMT" style:font-style-asian="normal" style:font-name-complex="TimesNewRomanPSMT" style:font-style-complex="normal"/>
    </style:style>
    <style:style style:name="T9" style:family="text">
      <style:text-properties style:use-window-font-color="true" style:font-name="Courier" fo:font-style="normal" fo:font-weight="normal" style:font-name-asian="TimesNewRomanPSMT" style:font-style-asian="normal" style:font-weight-asian="normal" style:font-name-complex="TimesNewRomanPSMT" style:font-style-complex="normal" style:font-weight-complex="normal"/>
    </style:style>
    <style:style style:name="T10" style:family="text">
      <style:text-properties style:use-window-font-color="true" style:font-name="Courier" fo:font-style="normal" style:text-underline-style="none" fo:font-weight="normal" style:font-name-asian="TimesNewRomanPSMT" style:font-style-asian="normal" style:font-weight-asian="normal" style:font-name-complex="TimesNewRomanPSMT" style:font-style-complex="normal" style:font-weight-complex="normal"/>
    </style:style>
    <style:style style:name="T11" style:family="text">
      <style:text-properties fo:color="#282a20" style:font-name="Helvetica" fo:font-size="12pt" fo:font-style="normal" style:text-underline-style="none" fo:font-weight="normal" style:font-name-asian="Helvetica" style:font-size-asian="12pt" style:font-style-asian="normal" style:font-weight-asian="normal" style:font-name-complex="Helvetica" style:font-size-complex="12pt" style:font-style-complex="normal" style:font-weight-complex="normal"/>
    </style:style>
    <style:style style:name="T12" style:family="text">
      <style:text-properties fo:color="#000080" style:font-name="Helvetica" fo:font-size="12pt" fo:font-style="normal" style:text-underline-style="solid" style:text-underline-width="auto" style:text-underline-color="font-color" fo:font-weight="normal" style:font-name-asian="Helvetica" style:font-size-asian="12pt" style:font-style-asian="normal" style:font-weight-asian="normal" style:font-name-complex="Helvetica" style:font-size-complex="12pt" style:font-style-complex="normal" style:font-weight-complex="normal"/>
    </style:style>
    <style:style style:name="T13" style:family="text">
      <style:text-properties style:font-name="TimesNewRoman"/>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style:font-name="Courier"/>
    </style:style>
    <style:style style:name="T17" style:family="text">
      <style:text-properties style:font-name="Courie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36cm" fo:text-indent="-0.635cm" fo:margin-left="0.7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nterprise Control Configuration and Logging framework</text:p>
      <text:p text:style-name="P2">SNMP Alarms Operation</text:p>
      <text:p text:style-name="P3"/>
      <text:p text:style-name="P3">Copyright (C) <text:s/>2013 Free Software Foundation.</text:p>
      <text:p text:style-name="P3"/>
      <text:p text:style-name="P3">Permission is granted to copy, distribute and/or modify this document under the terms of the GNU Free Documentation License, Version 1.3 or any later version published by the Free Software Foundation; with no Invariant Sections, no Front-Cover Texts, and no Back-Cover Texts.</text:p>
      <text:p text:style-name="P3">A copy of the license is included in the section entitled "GNU Free Documentation License".</text:p>
      <text:p text:style-name="P5"/>
      <text:p text:style-name="P6">PURPOSE</text:p>
      <text:p text:style-name="P5">The purpose of this document is to describe the integration of the Enterprise Control <text:span text:style-name="T13">Configuration</text:span> and Logging (ECCL) framework's alarm mechanism into an SNMP monitored network. </text:p>
      <text:p text:style-name="P5"/>
      <text:p text:style-name="P5">Alarms to a management system will be delivered via an SNMP V2 agent. The alarms will report problems affecting the operation of the software system (and possibly associated hardware) which is making use of ECCL. <text:s/>These may include database alarms, network alarms, processing alarms, hardware: disk full, memory full, etc.</text:p>
      <text:p text:style-name="P5"/>
      <text:p text:style-name="P5">The characteristics of the MIB are described in this document, though the MIB itself (with its own internal documentation) is supplied separately.</text:p>
      <text:p text:style-name="P5"/>
      <text:p text:style-name="P6">REFERENCES</text:p>
      <text:p text:style-name="P49"><text:span text:style-name="T14"><text:s/>CCITT X.721;</text:span> Probabale cause values implemented by ECCL, available at <text:a xlink:type="simple" xlink:href="http://www.itu.int/rec/T-REC-X.733/en">http://www.itu.int/rec/T-REC-X.721/en</text:a></text:p>
      <text:p text:style-name="P49"><text:span text:style-name="T14">CCITT X.733;</text:span> The alarm specification implemented by ECCL, available at <text:a xlink:type="simple" xlink:href="http://www.itu.int/rec/T-REC-X.733/en">http://www.itu.int/rec/T-REC-X.733/en</text:a></text:p>
      <text:p text:style-name="P5"><text:span text:style-name="T14">RFC1157;</text:span> The 'coldstart' trep is specified at http://www.ietf.org/rfc/rfc1157.txt</text:p>
      <text:p text:style-name="P5"/>
      <text:p text:style-name="P6">DEFINITIONS</text:p>
      <text:p text:style-name="P5"><text:span text:style-name="T14">Agent:</text:span> a software entity which provides SNMP information for a machine.</text:p>
      <text:p text:style-name="P5">MIB (Management Information Base); a set of information organised in hierarchies and accessed via SNMP.</text:p>
      <text:p text:style-name="P5"><text:span text:style-name="T14">Control process;</text:span> The process using the ECCL framework to implement alarm functionality (as part of an Agent) for a system.</text:p>
      <text:p text:style-name="P5"><text:span text:style-name="T14">NNM (Network Node Manager):</text:span> a network element that handles SNMP traps and may issue queries to an Agent.</text:p>
      <text:p text:style-name="P5"><text:span text:style-name="T14">SNMP (Simple Network Management Protocol):</text:span> used for the remote management of network devices, such as switches, routers and servers.</text:p>
      <text:p text:style-name="P5"><text:span text:style-name="T14">Trap:</text:span> the SNMP mechanism through which the Agent notifies the NNM of an alarm status.</text:p>
      <text:p text:style-name="P5"/>
      <text:p text:style-name="P9">DEVELOPMENT</text:p>
      <text:p text:style-name="P9"><text:soft-page-break/></text:p>
      <text:p text:style-name="P9">Introduction</text:p>
      <text:p text:style-name="P17">While SNMP has many faults as a system integration protocol, it is the only commonly used standard within large scale networks, and it is therefore the most reasonable choice for any software intended to integrate into such networks. </text:p>
      <text:p text:style-name="P5">In attempts to make SNMP practically useful, a series of recommendations for SNMP agents have been developed. <text:s/>The ECCL framework implements one of these: <text:s/>the CCITT X.733 specification for alarms.</text:p>
      <text:p text:style-name="P5"><text:tab/>There are two vital elements in the SNMP architecture: the agent (software that each supplier must provide for an individual subsystem) and the manager (monitoring/management application). It can be viewed as a client-server architecture where the agent is the server and the manager is the client. </text:p>
      <text:p text:style-name="P5"><text:tab/>While the manager may query individual agents (acting as a client), it can also receive unsolicited events (traps) sent by the various agents, so in this respect the manager acts more like a server and the agent more like a client.</text:p>
      <text:p text:style-name="P5"><text:tab/>A manager can only carry out two operations on an agent: request or modify the information of an MIB variable of the agent. These operations are known as get-request and set-request.</text:p>
      <text:p text:style-name="P5"><text:tab/>The agent must implement the said operations with the following commands: GET (gathers the value of an object of the MIB), GETNEXT (gathers the value of the next object of the MIB to the OID requested), GETBULK (can run through the MIB tree to detect all of its objects) and SET (can modify the values of MIB’s variables).</text:p>
      <text:p text:style-name="P5"><text:tab/>The information provided by the agents to the manager is stored in the MIB (Management Information Base). The MIB has a tree-shaped hierarchic structure where there is only one path to reach a variable. <text:s/>The definition of a particular MIB element also specifies the type of data it can contain. The elements of a MIB can store whole numbers, strings and more complex structures, such as tables. The objects managed are the tree’s leaf nodes of the MIB.</text:p>
      <text:p text:style-name="P5"><text:tab/>A Managed Object (MO) is a resource that can be managed. <text:s/>An abstraction of the resource that represents its properties under the management point of view. A Managed Object is defined by its attributes, the operations that can be carried out, the notifications it can send and the relations with other objects managed.</text:p>
      <text:p text:style-name="P5">We can have various kinds of Managed Objects:</text:p>
      <text:list xml:id="list8464003282" text:style-name="L1">
        <text:list-item>
          <text:p text:style-name="P20">A machine's processes</text:p>
        </text:list-item>
        <text:list-item>
          <text:p text:style-name="P20">A logical connection between two entities</text:p>
        </text:list-item>
        <text:list-item>
          <text:p text:style-name="P20">A software subsystem within a process</text:p>
        </text:list-item>
        <text:list-item>
          <text:p text:style-name="P20">A hardware device</text:p>
        </text:list-item>
      </text:list>
      <text:p text:style-name="P5"/>
      <text:p text:style-name="P5">ECCL alarms are pushed to the manager as traps, but are also available for the manager to read from the database in the SNMP agent running on the machine hosting the ECCL software.</text:p>
      <text:p text:style-name="P5"/>
      <text:p text:style-name="P9">IMPLEMENTATION</text:p>
      <text:p text:style-name="P6"><text:soft-page-break/></text:p>
      <text:p text:style-name="P9">The agent will send alarms for any event that has an impact on the platform.</text:p>
      <text:list xml:id="list7265377971" text:style-name="L2">
        <text:list-item>
          <text:p text:style-name="P32">The ECCL agent code is implemented in a software module usually incorporated into the 'Control process', as an extension to the net-snmp agent (standard on most GNU/Linux and recent Solaris systems) using the 'Agent-X' extension protocol.</text:p>
        </text:list-item>
        <text:list-item>
          <text:p text:style-name="P32">The agent (net-snmp) must be configured to make the Agent-X protocol available (so that the ECCL Control process can act as an agent extension), and must be configured to forward traps to the NNM.</text:p>
        </text:list-item>
        <text:list-item>
          <text:p text:style-name="P32">The agent supports the standard snmpget, snmpset and snmpwalk operations on the ECCL MIB by forwarding the requests to the Control process, and the Control process sends traps by passing them to the agent (for forwarding on to the NNM).</text:p>
        </text:list-item>
        <text:list-item>
          <text:p text:style-name="P32">References to the 'Agent' and the 'Control process' are therefore commonly interchangeable as some functionality will reside in the net-snmp agent itself, while other functionality will reside in the Control process acting as an extension of the agent.</text:p>
        </text:list-item>
        <text:list-item>
          <text:p text:style-name="P32">The agent will allow the user (NNM) to browse each and every branch of the MIB; all variables will provide complete information. <text:s/>The NNM is therefore able to examine the alarm state of the system, in addition to receiving traps notifying it of changes.</text:p>
        </text:list-item>
        <text:list-item>
          <text:p text:style-name="P35"><text:span text:style-name="T2">All alarms have a single numerical identifier (</text:span><text:span text:style-name="T9">notificationID</text:span><text:span text:style-name="T2">) for each agent. Clears will be sent through </text:span><text:span text:style-name="T9">notificationID</text:span><text:span text:style-name="T2">, </text:span><text:span text:style-name="T9">objectID</text:span><text:span text:style-name="T2"> and the severity, i.e., the trap with: </text:span></text:p>
        </text:list-item>
        <text:list-item>
          <text:p text:style-name="P41"><text:span text:style-name="T9">notificationID</text:span><text:span text:style-name="T2">=1, </text:span></text:p>
        </text:list-item>
        <text:list-item>
          <text:p text:style-name="P41"><text:span text:style-name="T9">objectID</text:span><text:span text:style-name="T2">=</text:span><text:span text:style-name="T3">objectTableIndex</text:span><text:span text:style-name="T5"> </text:span></text:p>
        </text:list-item>
        <text:list-item>
          <text:p text:style-name="P41"><text:span text:style-name="T9">perceivedSeverity</text:span><text:span text:style-name="T5">=Critical </text:span></text:p>
          <text:p text:style-name="P38">will be terminated with the trap with: </text:p>
        </text:list-item>
        <text:list-item>
          <text:p text:style-name="P41"><text:span text:style-name="T9">notificationID</text:span><text:span text:style-name="T5">=1</text:span></text:p>
        </text:list-item>
        <text:list-item>
          <text:p text:style-name="P41"><text:span text:style-name="T9">objectID</text:span><text:span text:style-name="T5">=</text:span><text:span text:style-name="T3">objectTableIndex</text:span></text:p>
        </text:list-item>
        <text:list-item>
          <text:p text:style-name="P46"><text:span text:style-name="T9">perceivedSeverity</text:span><text:span text:style-name="T5">=Clear </text:span></text:p>
        </text:list-item>
        <text:list-item>
          <text:p text:style-name="P33">All alarms will have a clear. The framework never sends a clear trap if an alarm activation trap has not been sent before. Each alarm-clear grouping is defined as a correlation.</text:p>
        </text:list-item>
        <text:list-item>
          <text:p text:style-name="P33">Both the alarm and clear will have the same values in the following fields to achieve a correlation between them: <text:span text:style-name="T16">objectID</text:span>, <text:span text:style-name="T16">probableCauseID</text:span>, <text:span text:style-name="T16">eventTypeID</text:span> and <text:span text:style-name="T16">specificProblem</text:span> or more simply, in the <text:span text:style-name="T16">objectID</text:span> and <text:span text:style-name="T16">notificationID</text:span> fields.</text:p>
        </text:list-item>
        <text:list-item>
          <text:p text:style-name="P33">When the Control process detects a fault, it will only send one alarm. The alarm will not be sent again (though it may be cleared and then a new alarm may be sent).</text:p>
        </text:list-item>
        <text:list-item>
          <text:p text:style-name="P33"><text:soft-page-break/>If an alarm changes its severity, its clear will be sent first and the alarm with the new severity next.</text:p>
        </text:list-item>
        <text:list-item>
          <text:p text:style-name="P33">The Control process maintains the table with the active alarms in order to facilitate the resynchronization between the manager and agent in the following cases: agent error, manager error, loss of connectivity and loss of traps (jumps in the trap sequence number). The active alarm table contains all information required to make sure that the NMM can generate the alarm in resynchronization processes. It contains the same fields indicated for the trap, except the <text:span text:style-name="T15">trapSequenceNumber</text:span>.</text:p>
        </text:list-item>
        <text:list-item>
          <text:p text:style-name="P27"><text:span text:style-name="T5">After a crash (eg hardware failure) and subsequent start-up of the Control process, the Control process will update the active alarm table with the current situation of the system. <text:s/>It will do this before sending the coldstart (see </text:span><text:span text:style-name="T3">RFC 1157)</text:span><text:span text:style-name="T5">. Therefore, when the NNM receives a coldstart trap and starts the resynchronization process, it will be able to gather all alarms related to the current state of the system.</text:span></text:p>
        </text:list-item>
        <text:list-item>
          <text:p text:style-name="P27"><text:span text:style-name="T5">The </text:span><text:span text:style-name="T3">resyncFlag</text:span><text:span text:style-name="T5"> variable defined in the MIB indicates whether a resynchronization process is being carried out (</text:span><text:span text:style-name="T3">resyncFlag</text:span><text:span text:style-name="T5">=1) or not (</text:span><text:span text:style-name="T3">resyncFlag</text:span><text:span text:style-name="T5">=0). Before sending a trap, the variable is checked to tell whether the resynchronization process is active or not. The traps will only be sent to the NNM if there is no active resynchronization process.</text:span></text:p>
        </text:list-item>
        <text:list-item>
          <text:p text:style-name="P33">When the <text:span text:style-name="T15">resyncFlag </text:span>variable is set (in other words, during the resynchronization process), the Control process will store the traps generated in the platform. When the variable is cleared (set to 0), the stored traps will be sent. Therefore, after the end of the resynchronization process, the manager and agent will be fully synchronized.</text:p>
        </text:list-item>
        <text:list-item>
          <text:p text:style-name="P33">If the resynchronization process is not active when an alarm clear occurs, the clear trap will be sent and the alarm corresponding to that clear will be deleted from the alarm table</text:p>
        </text:list-item>
        <text:list-item>
          <text:p text:style-name="P38">The Control process has a table for each alarm component, object, application or service. The <text:span text:style-name="T16">objectsTable</text:span> stores the names of all platform objects that can generate an alarm in a string. <text:s/>These strings are important – the names of the managed objects – and are formed of four fields:</text:p>
        </text:list-item>
      </text:list>
      <text:list xml:id="list5366401661" text:style-name="L3">
        <text:list-item>
          <text:p text:style-name="P43">Field 1 = Host logical name (usually the fully qualified domain name of the host)</text:p>
        </text:list-item>
        <text:list-item>
          <text:p text:style-name="P43">Field 2 = Process logical name (an abstract process name)</text:p>
        </text:list-item>
        <text:list-item>
          <text:p text:style-name="P43">Filed 3 = Instance number (where multiple copies of a process are running)</text:p>
        </text:list-item>
        <text:list-item>
          <text:p text:style-name="P43">Field 4 = Component <text:s/>(software or hardware subsystem handled by the process)</text:p>
        </text:list-item>
      </text:list>
      <text:list xml:id="list878553911" text:style-name="L4">
        <text:list-item>
          <text:p text:style-name="P39">This string will comply with the following specifications:</text:p>
        </text:list-item>
        <text:list-item>
          <text:p text:style-name="P44">The fields will be separated by low dashes (underscores).</text:p>
        </text:list-item>
        <text:list-item>
          <text:p text:style-name="P44">No accents or special characters that can not be printed are allowed.</text:p>
        </text:list-item>
        <text:list-item>
          <text:p text:style-name="P48">The length of the string must not exceed 127 characters (it may be zero).</text:p>
        </text:list-item>
        <text:list-item>
          <text:p text:style-name="P34"><text:soft-page-break/>The agent guarantees that the alarm object is in the alarm <text:span text:style-name="T16">objectTable</text:span> before a trap is sent that affects the object.</text:p>
        </text:list-item>
        <text:list-item>
          <text:p text:style-name="P34">The agent stores the sequence number of the last trap sent in the memory. If the agent stops working, the next trap number sent will be consecutive to the last number sent after start-up. </text:p>
        </text:list-item>
        <text:list-item>
          <text:p text:style-name="P36"><text:span text:style-name="T5">The agent provides a mechanism to supervise this process. <text:s/>To do so, it will </text:span><text:span text:style-name="T5">send a heart-beat trap every X (default is 5) minutes, which can be configured with the </text:span><text:span text:style-name="T3">pollHeartBeat </text:span><text:span text:style-name="T5">variable</text:span><text:span text:style-name="T3">.</text:span><text:span text:style-name="T5"> <text:s/>This trap will only include the fields stated below. The information in this variable is not modified, even when the agent starts/stops.</text:span></text:p>
        </text:list-item>
      </text:list>
      <text:p text:style-name="P25"/>
      <text:p text:style-name="P10">The agent fills in the trap variables as follows:</text:p>
      <text:list xml:id="list14721938771" text:style-name="L5">
        <text:list-item>
          <text:p text:style-name="P28"><text:span text:style-name="T7">trapSequenceNumber:</text:span><text:span text:style-name="T6"> sequence number of the traps sent to the NNM. Whole number, 32 bits. This field is used to detect potential traps lost.</text:span></text:p>
        </text:list-item>
        <text:list-item>
          <text:p text:style-name="P28"><text:span text:style-name="T7">notificationID:</text:span><text:span text:style-name="T6"> single identifier of each alarm, which will be used as the identifier to correlate the events associated to the same alarm. <text:s/>Whole number, 32 bits.</text:span></text:p>
        </text:list-item>
        <text:list-item>
          <text:p text:style-name="P28"><text:span text:style-name="T7">perceivedSeverity:</text:span><text:span text:style-name="T6"> severity of the alarm. Whole number, 32 bits.</text:span></text:p>
        </text:list-item>
        <text:list-item>
          <text:p text:style-name="P28"><text:span text:style-name="T7">FirstEventDate:</text:span><text:span text:style-name="T6"> this field is a string with the date and hour when the event was generated for the first time. Format: YYYYMMDD HH:MM:SS [optional]</text:span></text:p>
        </text:list-item>
        <text:list-item>
          <text:p text:style-name="P28"><text:span text:style-name="T7">eventDate:</text:span><text:span text:style-name="T6"> this field is a string with the date and hour when the event was generated. Format: YYYYMMDD HH:MM:SS</text:span></text:p>
        </text:list-item>
        <text:list-item>
          <text:p text:style-name="P28"><text:span text:style-name="T7">objectID:</text:span><text:span text:style-name="T6"> indicates the object affected by the alarm. <text:s/>This is the index of the managed object in the alarm object table.</text:span></text:p>
        </text:list-item>
        <text:list-item>
          <text:p text:style-name="P28"><text:span text:style-name="T7">probableCauseID:</text:span><text:span text:style-name="T6"> number that identifies the probable cause of the event (integer, adjusted to the X.733 recommendation) </text:span></text:p>
        </text:list-item>
        <text:list-item>
          <text:p text:style-name="P37"><text:span text:style-name="T7">eventTypeID:</text:span><text:span text:style-name="T6"> number that identifies <text:s/>the type of event notified. This indicates the alarm category. There are five types of events:</text:span></text:p>
        </text:list-item>
        <text:list-item>
          <text:p text:style-name="P42"><text:span text:style-name="T7">Communications</text:span><text:span text:style-name="T6">: this type of alarm is associated to the procedures and/or processes used to transfer information from one point to the other.</text:span></text:p>
        </text:list-item>
        <text:list-item>
          <text:p text:style-name="P42"><text:span text:style-name="T7">Quality of service:</text:span><text:span text:style-name="T6"> the alarm is associated to the degradation of the quality of service.</text:span></text:p>
        </text:list-item>
        <text:list-item>
          <text:p text:style-name="P42"><text:span text:style-name="T7">Processing error:</text:span><text:span text:style-name="T6"> the alarm is associated to software faults.</text:span></text:p>
        </text:list-item>
        <text:list-item>
          <text:p text:style-name="P42"><text:span text:style-name="T7">Equipment:</text:span><text:span text:style-name="T6"> the alarm is associated to hardware faults.</text:span></text:p>
        </text:list-item>
        <text:list-item>
          <text:p text:style-name="P47"><text:span text:style-name="T7">Environmental:</text:span><text:span text:style-name="T6"> this type of alarm is associated to the equipment environment. </text:span></text:p>
        </text:list-item>
        <text:list-item>
          <text:p text:style-name="P28"><text:span text:style-name="T7">specificProblem:</text:span><text:span text:style-name="T6"> text string that will provide additional information about the </text:span><text:span text:style-name="T10">probableCauseID</text:span><text:span text:style-name="T6"> field</text:span><text:span text:style-name="T4">.</text:span></text:p>
        </text:list-item>
        <text:list-item>
          <text:p text:style-name="P28"><text:span text:style-name="T7">proposedRepairAction:</text:span><text:span text:style-name="T6"> a text string used to suggest one or more solutions to the fault detected.</text:span></text:p>
        </text:list-item>
        <text:list-item>
          <text:p text:style-name="P28"><text:soft-page-break/><text:span text:style-name="T7">additionalText:</text:span><text:span text:style-name="T6"> this field will contain any additional information that clarifies the cause and location of the error. For example, in the case of the HOST1_PROC2__ object, <text:s/>“90% CPU Use”]</text:span></text:p>
        </text:list-item>
        <text:list-item>
          <text:p text:style-name="P37"><text:span text:style-name="T7">trendIndicator:</text:span><text:span text:style-name="T6"> Description of the alarm trend. The following values can be used: <text:s/></text:span></text:p>
        </text:list-item>
        <text:list-item>
          <text:p text:style-name="P45">(zero) ==&gt; <text:s/>First time the event takes place.</text:p>
        </text:list-item>
        <text:list-item>
          <text:p text:style-name="P45">+ (positive sign) ==&gt; The importance of the alarm is greater than that of the last alarm.</text:p>
        </text:list-item>
        <text:list-item>
          <text:p text:style-name="P45">- <text:s/>(negative sign) ==&gt; The importance of the alarm is lower than that of the last alarm. </text:p>
        </text:list-item>
      </text:list>
      <text:p text:style-name="P7"/>
      <text:p text:style-name="P10">For the periodic heartbeat (as outlined above), the trap information is as follows:</text:p>
      <text:list xml:id="list638128341" text:style-name="L6">
        <text:list-item>
          <text:p text:style-name="P29"><text:span text:style-name="T7">trapSequenceNumber:</text:span><text:span text:style-name="T6"> the corresponding number.</text:span></text:p>
        </text:list-item>
        <text:list-item>
          <text:p text:style-name="P31"><text:span text:style-name="T7">notificationID:</text:span><text:span text:style-name="T8"> always the same number (999999).</text:span></text:p>
        </text:list-item>
        <text:list-item>
          <text:p text:style-name="P31"><text:span text:style-name="T7">perceivedSeverity:</text:span><text:span text:style-name="T8"> warning </text:span></text:p>
        </text:list-item>
        <text:list-item>
          <text:p text:style-name="P31"><text:span text:style-name="T7">firstEventDate:</text:span><text:span text:style-name="T8"> not required (null)</text:span></text:p>
        </text:list-item>
        <text:list-item>
          <text:p text:style-name="P31"><text:span text:style-name="T7">eventDate:</text:span><text:span text:style-name="T8"> the corresponding date</text:span></text:p>
        </text:list-item>
        <text:list-item>
          <text:p text:style-name="P31"><text:span text:style-name="T7">objectID:</text:span><text:span text:style-name="T8"> not required (null)</text:span></text:p>
        </text:list-item>
        <text:list-item>
          <text:p text:style-name="P31"><text:span text:style-name="T7">probableCauseID:</text:span><text:span text:style-name="T8"> 0</text:span></text:p>
        </text:list-item>
        <text:list-item>
          <text:p text:style-name="P31"><text:span text:style-name="T7">eventTypeID:</text:span><text:span text:style-name="T8"> 2</text:span></text:p>
        </text:list-item>
        <text:list-item>
          <text:p text:style-name="P31"><text:span text:style-name="T7">specificProblem:</text:span><text:span text:style-name="T8"> not required (null)</text:span></text:p>
        </text:list-item>
        <text:list-item>
          <text:p text:style-name="P31"><text:span text:style-name="T7">proposedRepairAction:</text:span><text:span text:style-name="T8"> not required (null)</text:span></text:p>
        </text:list-item>
        <text:list-item>
          <text:p text:style-name="P31"><text:span text:style-name="T7">additionalText:</text:span><text:span text:style-name="T8"> “HEARTBEAT TRAP”</text:span></text:p>
        </text:list-item>
        <text:list-item>
          <text:p text:style-name="P31"><text:span text:style-name="T7">trendIndicator:</text:span><text:span text:style-name="T8"> not required (null)</text:span></text:p>
        </text:list-item>
      </text:list>
      <text:p text:style-name="P7"/>
      <text:p text:style-name="P7"/>
      <text:p text:style-name="P10">Alarm types</text:p>
      <text:p text:style-name="P1"><text:span text:style-name="T6">The X.733 specification is, understandably, mostly concerned with telecoms networks at the time it was written (over twenty years ago) and therefore provides many alarm types and probable causes for dealing with equipment and networking failures. <text:s/>In the modern world most systems alarms will actually be either of the </text:span><text:span text:style-name="T4">Quality of service</text:span><text:span text:style-name="T6"> or </text:span><text:span text:style-name="T4">Processing error</text:span><text:span text:style-name="T6"> types.</text:span></text:p>
      <text:p text:style-name="P7"/>
      <text:p text:style-name="P19">More common probable cause values are:</text:p>
      <text:list xml:id="list11158640141" text:style-name="L7">
        <text:list-item>
          <text:p text:style-name="P30"><text:span text:style-name="T7">ApplicationSubsystemFailure (2):</text:span><text:span text:style-name="T6"> some software subsystem failed</text:span></text:p>
        </text:list-item>
        <text:list-item>
          <text:p text:style-name="P30"><text:span text:style-name="T7">ConfigurationOrCustomizationError (7):</text:span><text:span text:style-name="T6"> if missing or inconsistent configuration is detected</text:span></text:p>
        </text:list-item>
        <text:list-item>
          <text:p text:style-name="P30"><text:span text:style-name="T7">LANError (25):</text:span><text:span text:style-name="T6"> if a network connection to another software component is lost or cannot be established</text:span></text:p>
        </text:list-item>
        <text:list-item>
          <text:p text:style-name="P30"><text:soft-page-break/><text:span text:style-name="T7">QueueSizeExceeded (39):</text:span><text:span text:style-name="T6"> if some internal queue reaches a limit because items are added faster than they can be taken off (possibly the fault of a remote system not accepting requests quickly enough).</text:span></text:p>
        </text:list-item>
        <text:list-item>
          <text:p text:style-name="P30"><text:span text:style-name="T7">RemoteNodeTransmissionError (42):</text:span><text:span text:style-name="T6"> if expected input from a remote system is not received</text:span></text:p>
        </text:list-item>
        <text:list-item>
          <text:p text:style-name="P30"><text:span text:style-name="T7">LocalNodeTransmissionError (27):</text:span><text:span text:style-name="T6"> if expected output to a remote system cannot take place (I/O blocked)</text:span></text:p>
        </text:list-item>
        <text:list-item>
          <text:p text:style-name="P30"><text:span text:style-name="T7">UnderlyingResourceUnavailable (56):</text:span><text:span text:style-name="T6"> if some necessary data is missing (eg a data file is missing or a database cannot be contacted)</text:span></text:p>
        </text:list-item>
        <text:list-item>
          <text:p text:style-name="P30"><text:span text:style-name="T7">VersionMismatch (57):</text:span><text:span text:style-name="T6"> on software or protocol versioning missmatch</text:span></text:p>
          <text:p text:style-name="P40"/>
        </text:list-item>
      </text:list>
      <text:p text:style-name="P7"><text:tab/></text:p>
      <text:p text:style-name="P10">Probable cause codes</text:p>
      <text:p text:style-name="P7">The generic field values used for alarms are listed in the MIB, however the integer value for the <text:span text:style-name="T16">probableCause</text:span> field is not in the MIB. <text:s/>The <text:span text:style-name="T16">probableCause </text:span>values are derived from the CCITT X.721 specification, with each value being an integer equal to the rightmost part of the OID defined in the X.721 specification. <text:s/>For example the OID 'adapterError' {9.3.2.0.0.1} is represented as the integer 1 and 'outOfMemory' {9.3.2.0.0.32} is represented as 32.</text:p>
      <text:p text:style-name="P7">A full reference of the probable cause values may therefore be obtained from the X.721 document (or from the EcAlarm.h header file in the ECCL framework source code).</text:p>
      <text:p text:style-name="P7"/>
      <text:p text:style-name="P7"/>
      <text:p text:style-name="P18">GNU Free Documentation License</text:p>
      <text:p text:style-name="P13">Version 1.3, 3 November 2008</text:p>
      <text:p text:style-name="P12"><text:span text:style-name="T11">Copyright © 2000, 2001, 2002, 2007, 2008 Free Software Foundation, Inc. &lt;</text:span><text:a xlink:type="simple" xlink:href="http://fsf.org/"><text:span text:style-name="T12">http://fsf.org/</text:span></text:a><text:span text:style-name="T1">&gt;</text:span></text:p>
      <text:p text:style-name="P14">Everyone is permitted to copy and distribute verbatim copies of this license document, but changing it is not allowed.</text:p>
      <text:p text:style-name="P15">0. PREAMBLE</text:p>
      <text:p text:style-name="P14">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14">This License is a kind of "copyleft", which means that derivative works of the document must themselves be free in the same sense. It complements the GNU General Public License, which is a copyleft license designed for free software.</text:p>
      <text:p text:style-name="P14">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p text:style-name="P15">1. APPLICABILITY AND DEFINITIONS</text:p>
      <text:p text:style-name="P14">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14">A "Modified Version" of the Document means any work containing the Document or a portion of it, either copied verbatim, or with modifications and/or translated into another language.</text:p>
      <text:p text:style-name="P14">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14">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14">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14">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14">Examples of suitable formats for Transparent copies include plain ASCII without markup, <text:soft-page-break/>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4">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14">The "publisher" means any person or entity that distributes copies of the Document to the public.</text:p>
      <text:p text:style-name="P14">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14">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p text:style-name="P15">2. VERBATIM COPYING</text:p>
      <text:p text:style-name="P14">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14">You may also lend copies, under the same conditions stated above, and you may publicly display copies.</text:p>
      <text:p text:style-name="P15">3. COPYING IN QUANTITY</text:p>
      <text:p text:style-name="P14">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14">If the required texts for either cover are too voluminous to fit legibly, you should put the first ones listed (as many as fit reasonably) on the actual cover, and continue the rest onto adjacent pages.</text:p>
      <text:p text:style-name="P14">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14">It is requested, but not required, that you contact the authors of the Document well before redistributing any large number of copies, to give them a chance to provide you with an <text:soft-page-break/>updated version of the Document.</text:p>
      <text:p text:style-name="P15">4. MODIFICATIONS</text:p>
      <text:p text:style-name="P14">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p text:style-name="P14">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p text:style-name="P14">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14">C. State on the Title page the name of the publisher of the Modified Version, as the publisher.</text:p>
      <text:p text:style-name="P14">D. Preserve all the copyright notices of the Document.</text:p>
      <text:p text:style-name="P14">E. Add an appropriate copyright notice for your modifications adjacent to the other copyright notices.</text:p>
      <text:p text:style-name="P14">F. Include, immediately after the copyright notices, a license notice giving the public permission to use the Modified Version under the terms of this License, in the form shown in the Addendum below.</text:p>
      <text:p text:style-name="P14">G. Preserve in that license notice the full lists of Invariant Sections and required Cover Texts given in the Document's license notice.</text:p>
      <text:p text:style-name="P14">H. Include an unaltered copy of this License.</text:p>
      <text:p text:style-name="P14">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p text:style-name="P14">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p text:style-name="P14">K. For any section Entitled "Acknowledgements" or "Dedications", Preserve the Title of the section, and preserve in the section all the substance and tone of each of the contributor acknowledgements and/or dedications given therein.</text:p>
      <text:p text:style-name="P14">L. Preserve all the Invariant Sections of the Document, unaltered in their text and in their titles. Section numbers or the equivalent are not considered part of the section titles.</text:p>
      <text:p text:style-name="P14">M. Delete any section Entitled "Endorsements". Such a section may not be included in the Modified Version.</text:p>
      <text:p text:style-name="P14">N. Do not retitle any existing section to be Entitled "Endorsements" or to conflict in title with any Invariant Section.</text:p>
      <text:p text:style-name="P14">O. Preserve any Warranty Disclaimers.</text:p>
      <text:p text:style-name="P14">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14">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4">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text:soft-page-break/>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4">The author(s) and publisher(s) of the Document do not by this License give permission to use their names for publicity for or to assert or imply endorsement of any Modified Version.</text:p>
      <text:p text:style-name="P15">5. COMBINING DOCUMENTS</text:p>
      <text:p text:style-name="P14">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4">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4">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p text:style-name="P15">6. COLLECTIONS OF DOCUMENTS</text:p>
      <text:p text:style-name="P14">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4">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15">7. AGGREGATION WITH INDEPENDENT WORKS</text:p>
      <text:p text:style-name="P14">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4">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15">8. TRANSLATION</text:p>
      <text:p text:style-name="P14">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14">If a section in the Document is Entitled "Acknowledgements", "Dedications", or "History", the requirement (section 4) to Preserve its Title (section 1) will typically require changing the actual title.</text:p>
      <text:p text:style-name="P15">9. TERMINATION</text:p>
      <text:p text:style-name="P14">You may not copy, modify, sublicense, or distribute the Document except as expressly provided under this License. Any attempt otherwise to copy, modify, sublicense, or <text:soft-page-break/>distribute it is void, and will automatically terminate your rights under this License.</text:p>
      <text:p text:style-name="P14">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4">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4">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p text:style-name="P15">10. FUTURE REVISIONS OF THIS LICENSE</text:p>
      <text:p text:style-name="P12"><text:span text:style-name="T11">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www.gnu.org/copyleft/"><text:span text:style-name="T12">http://www.gnu.org/copyleft/</text:span></text:a><text:span text:style-name="T1">.</text:span></text:p>
      <text:p text:style-name="P14">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p text:style-name="P16">11. RELICENSING</text:p>
      <text:p text:style-name="P14">"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14">"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14">"Incorporate" means to publish or republish a Document, in whole or in part, as part of another Document.</text:p>
      <text:p text:style-name="P14">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14">The operator of an MMC Site may republish an MMC contained in the site under CC-BY-SA on the same site at any time before August 1, 2009, provided the MMC is eligible for relicensing.</text:p>
      <text:p text:style-name="P8"/>
      <text:p text:style-name="P4"/>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imesNewRomacournPSMT" svg:font-family="TimesNewRomacournPSMT"/>
    <style:font-face style:name="TimesNewRoman" svg:font-family="TimesNewRoman" style:font-family-generic="roman"/>
    <style:font-face style:name="TimesNewRomanPSMT" svg:font-family="TimesNewRomanPSMT" style:font-family-generic="roman"/>
    <style:font-face style:name="Helvetica" svg:font-family="Helvetica" style:font-family-generic="swiss"/>
    <style:font-face style:name="Lucida Sans1" svg:font-family="'Lucida Sans'"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4_20_2" style:display-name="RTF_Num 4 2" style:family="text"/>
    <style:style style:name="RTF_5f_Num_20_5_20_1" style:display-name="RTF_Num 5 1" style:family="text"/>
    <style:style style:name="RTF_5f_Num_20_6_20_1" style:display-name="RTF_Num 6 1" style:family="text"/>
    <style:style style:name="RTF_5f_Num_20_6_20_2" style:display-name="RTF_Num 6 2"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0_20_2" style:display-name="RTF_Num 10 2"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4_20_2" style:display-name="RTF_Num 14 2" style:family="text"/>
    <style:style style:name="RTF_5f_Num_20_15_20_1" style:display-name="RTF_Num 15 1" style:family="text"/>
    <style:style style:name="RTF_5f_Num_20_15_20_2" style:display-name="RTF_Num 15 2" style:family="text"/>
    <style:style style:name="RTF_5f_Num_20_16_20_1" style:display-name="RTF_Num 16 1" style:family="text"/>
    <style:style style:name="RTF_5f_Num_20_17_20_1" style:display-name="RTF_Num 17 1" style:family="text"/>
    <style:style style:name="RTF_5f_Num_20_17_20_2" style:display-name="RTF_Num 17 2" style:family="text"/>
    <style:style style:name="RTF_5f_Num_20_18_20_1" style:display-name="RTF_Num 18 1" style:family="text"/>
    <style:style style:name="RTF_5f_Num_20_19_20_1" style:display-name="RTF_Num 19 1" style:family="text"/>
    <style:style style:name="RTF_5f_Num_20_19_20_2" style:display-name="RTF_Num 19 2"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text:style-name="RTF_5f_Num_20_4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text:style-name="RTF_5f_Num_20_4_20_2" style:num-suffix="." style:num-format="1">
        <style:list-level-properties text:list-level-position-and-space-mode="label-alignment">
          <style:list-level-label-alignment text:label-followed-by="listtab" text:list-tab-stop-position="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bullet text:level="1" text:style-name="RTF_5f_Num_20_5_20_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 style:display-name="RTF_Num 6">
      <text:list-level-style-number text:level="1" text:style-name="RTF_5f_Num_20_6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text:style-name="RTF_5f_Num_20_6_20_2" style:num-suffix="." style:num-format="1">
        <style:list-level-properties text:list-level-position-and-space-mode="label-alignment">
          <style:list-level-label-alignment text:label-followed-by="listtab" text:list-tab-stop-position="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7" style:display-name="RTF_Num 7">
      <text:list-level-style-bullet text:level="1" text:style-name="RTF_5f_Num_20_7_20_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8" style:display-name="RTF_Num 8">
      <text:list-level-style-bullet text:level="1" text:style-name="RTF_5f_Num_20_8_20_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9" style:display-name="RTF_Num 9">
      <text:list-level-style-bullet text:level="1" text:style-name="RTF_5f_Num_20_9_20_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0" style:display-name="RTF_Num 10">
      <text:list-level-style-number text:level="1" text:style-name="RTF_5f_Num_20_10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text:style-name="RTF_5f_Num_20_10_20_2" style:num-suffix="." style:num-format="1">
        <style:list-level-properties text:list-level-position-and-space-mode="label-alignment">
          <style:list-level-label-alignment text:label-followed-by="listtab" text:list-tab-stop-position="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1" style:display-name="RTF_Num 11">
      <text:list-level-style-bullet text:level="1" text:style-name="RTF_5f_Num_20_11_20_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2" style:display-name="RTF_Num 12">
      <text:list-level-style-bullet text:level="1" text:style-name="RTF_5f_Num_20_12_20_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3" style:display-name="RTF_Num 13">
      <text:list-level-style-bullet text:level="1" text:style-name="RTF_5f_Num_20_13_20_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4" style:display-name="RTF_Num 14">
      <text:list-level-style-bullet text:level="1" text:style-name="RTF_5f_Num_20_14_20_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RTF_5f_Num_20_14_20_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5" style:display-name="RTF_Num 15">
      <text:list-level-style-number text:level="1" text:style-name="RTF_5f_Num_20_15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text:style-name="RTF_5f_Num_20_15_20_2" style:num-suffix="." style:num-format="1">
        <style:list-level-properties text:list-level-position-and-space-mode="label-alignment">
          <style:list-level-label-alignment text:label-followed-by="listtab" text:list-tab-stop-position="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6" style:display-name="RTF_Num 16">
      <text:list-level-style-bullet text:level="1" text:style-name="RTF_5f_Num_20_16_20_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7" style:display-name="RTF_Num 17">
      <text:list-level-style-number text:level="1" text:style-name="RTF_5f_Num_20_17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text:style-name="RTF_5f_Num_20_17_20_2" style:num-suffix="." style:num-format="1">
        <style:list-level-properties text:list-level-position-and-space-mode="label-alignment">
          <style:list-level-label-alignment text:label-followed-by="listtab" text:list-tab-stop-position="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8" style:display-name="RTF_Num 18">
      <text:list-level-style-bullet text:level="1" text:style-name="RTF_5f_Num_20_18_20_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9" style:display-name="RTF_Num 19">
      <text:list-level-style-number text:level="1" text:style-name="RTF_5f_Num_20_19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text:style-name="RTF_5f_Num_20_19_20_2" style:num-suffix="." style:num-format="1">
        <style:list-level-properties text:list-level-position-and-space-mode="label-alignment">
          <style:list-level-label-alignment text:label-followed-by="listtab" text:list-tab-stop-position="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09:48:44</meta:creation-date>
    <dc:date>2013-04-26T14:50:39</dc:date>
    <meta:editing-duration>PT3H47M46S</meta:editing-duration>
    <meta:editing-cycles>23</meta:editing-cycles>
    <meta:generator>LibreOffice/3.5$MacOSX_x86 LibreOffice_project/e0fbe70-dcba98b-297ab39-994e618-0f858f0</meta:generator>
    <meta:document-statistic meta:table-count="0" meta:image-count="0" meta:object-count="0" meta:page-count="12" meta:paragraph-count="197" meta:word-count="5886" meta:character-count="36122" meta:non-whitespace-character-count="30465"/>
  </office:meta>
</office:document-meta>
</file>